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ngs to ask the prof</text:h>
      <text:list xml:id="list5918339044744000802" text:style-name="L1">
        <text:list-item>
          <text:p text:style-name="P2">Testbench simulation doesn't do what is supposed to do (output and halting at 250us), (how to load testbench sdram data?)</text:p>
        </text:list-item>
        <text:list-item>
          <text:p text:style-name="P1">script mul32.do can't find some signals and the result is undefined</text:p>
        </text:list-item>
        <text:list-item>
          <text:p text:style-name="P1">multiplication is a "*" how can we improve it? In configuration script we can select 2cycles multiplier but it seems to do nothing, is that the way?</text:p>
        </text:list-item>
        <text:list-item>
          <text:p text:style-name="P1">Is vivado ok for synthesi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8S</meta:editing-duration>
    <meta:editing-cycles>3</meta:editing-cycles>
    <meta:generator>OpenOffice.org/3.4.1$Win32 OpenOffice.org_project/341m1$Build-9593</meta:generator>
    <dc:date>2013-05-03T18:57:36.87</dc:date>
    <meta:document-statistic meta:table-count="0" meta:image-count="0" meta:object-count="0" meta:page-count="1" meta:paragraph-count="5" meta:word-count="72" meta:character-count="389"/>
    <meta:user-defined meta:name="Info 1"/>
    <meta:user-defined meta:name="Info 2"/>
    <meta:user-defined meta:name="Info 3"/>
    <meta:user-defined meta:name="Info 4"/>
  </office:meta>
</office:document-meta>
</file>